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15b537" officeooo:paragraph-rsid="0015b537"/>
    </style:style>
    <style:style style:name="P2" style:family="paragraph" style:parent-style-name="Text_20_body">
      <style:text-properties officeooo:paragraph-rsid="0015b537"/>
    </style:style>
    <style:style style:name="P3" style:family="paragraph" style:parent-style-name="Text_20_body">
      <style:text-properties officeooo:rsid="00182dd3" officeooo:paragraph-rsid="0015b537"/>
    </style:style>
    <style:style style:name="P4" style:family="paragraph" style:parent-style-name="Text_20_body">
      <style:text-properties officeooo:rsid="00190df7" officeooo:paragraph-rsid="00190df7"/>
    </style:style>
    <style:style style:name="P5" style:family="paragraph" style:parent-style-name="Text_20_body">
      <style:text-properties officeooo:rsid="001ac4ec" officeooo:paragraph-rsid="001ac4ec"/>
    </style:style>
    <style:style style:name="P6" style:family="paragraph" style:parent-style-name="Text_20_body">
      <style:text-properties officeooo:rsid="001c0479" officeooo:paragraph-rsid="001c0479"/>
    </style:style>
    <style:style style:name="P7" style:family="paragraph" style:parent-style-name="Heading_20_1">
      <style:text-properties officeooo:rsid="0015b537" officeooo:paragraph-rsid="0015b537"/>
    </style:style>
    <style:style style:name="T1" style:family="text">
      <style:text-properties officeooo:rsid="00190df7"/>
    </style:style>
    <style:style style:name="T2" style:family="text">
      <style:text-properties officeooo:rsid="001c047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Appunti superior 2 Maggio 2019</text:h>
      <text:p text:style-name="P2"/>
      <text:p text:style-name="P1">Lavatrice 16 controllata, in linea con rev. 0.5.1 (controllo aggiuntivo feedback acqua)</text:p>
      <text:p text:style-name="P1">Idem 12, 11, 10, 9, 8. Programmi PLC lavatrici tutti in linea</text:p>
      <text:p text:style-name="P1"/>
      <text:p text:style-name="P1"/>
      <text:p text:style-name="P6">Rev. 0.6 – corretto problema dopo rotaz notte in PLC e dimensione pulsanti su HMI</text:p>
      <text:p text:style-name="P1"><text:span text:style-name="T2">Caricato PLC sulla 8 / 9 / 10 / 11 / 12 / 16</text:span></text:p>
      <text:p text:style-name="P5"><text:span text:style-name="T2">Caricato</text:span> HMI sulla <text:span text:style-name="T2">8 / 9 / </text:span>10 / <text:span text:style-name="T2">11 / 12 / 16</text:span></text:p>
      <text:p text:style-name="P4"/>
      <text:p text:style-name="P1"/>
      <text:p text:style-name="P1"/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2T13:48:01.278968874</meta:creation-date>
    <dc:date>2019-05-02T16:09:51.414372005</dc:date>
    <meta:editing-duration>PT30M55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6" meta:word-count="71" meta:character-count="347" meta:non-whitespace-character-count="281"/>
  </office:meta>
</office:document-meta>
</file>